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Жирный" style:font-family-generic="swiss" style:font-pitch="variable"/>
    <style:font-face style:name="Bebas Neue Pro1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code">
      <style:text-properties officeooo:paragraph-rsid="003cc903"/>
    </style:style>
    <style:style style:name="P2" style:family="paragraph" style:parent-style-name="_5f_code">
      <style:text-properties officeooo:paragraph-rsid="00509859"/>
    </style:style>
    <style:style style:name="P3" style:family="paragraph" style:parent-style-name="_5f_code">
      <style:text-properties fo:language="ru" fo:country="RU"/>
    </style:style>
    <style:style style:name="P4" style:family="paragraph" style:parent-style-name="_5f_code">
      <style:text-properties fo:language="en" fo:country="US"/>
    </style:style>
    <style:style style:name="P5" style:family="paragraph" style:parent-style-name="_5f_code">
      <style:text-properties fo:language="en" fo:country="US" officeooo:rsid="0050cf4d" officeooo:paragraph-rsid="0050cf4d"/>
    </style:style>
    <style:style style:name="P6" style:family="paragraph" style:parent-style-name="_5f_text">
      <style:text-properties fo:language="ru" fo:country="RU"/>
    </style:style>
    <style:style style:name="P7" style:family="paragraph" style:parent-style-name="_5f_text">
      <style:text-properties fo:language="ru" fo:country="RU" officeooo:rsid="003a1e23" officeooo:paragraph-rsid="003a1e23"/>
    </style:style>
    <style:style style:name="P8" style:family="paragraph" style:parent-style-name="_5f_text">
      <style:text-properties fo:language="ru" fo:country="RU" officeooo:rsid="00413439" officeooo:paragraph-rsid="00413439"/>
    </style:style>
    <style:style style:name="P9" style:family="paragraph" style:parent-style-name="_5f_text">
      <style:text-properties fo:language="ru" fo:country="RU" officeooo:rsid="00460b98" officeooo:paragraph-rsid="00460b98"/>
    </style:style>
    <style:style style:name="P10" style:family="paragraph" style:parent-style-name="_5f_text">
      <style:text-properties fo:language="ru" fo:country="RU" officeooo:rsid="004626bf" officeooo:paragraph-rsid="004626bf"/>
    </style:style>
    <style:style style:name="P11" style:family="paragraph" style:parent-style-name="_5f_text">
      <style:text-properties fo:language="ru" fo:country="RU" officeooo:rsid="0046cfaa" officeooo:paragraph-rsid="0046cfaa"/>
    </style:style>
    <style:style style:name="P12" style:family="paragraph" style:parent-style-name="_5f_text">
      <style:text-properties fo:language="ru" fo:country="RU" officeooo:rsid="00489ebb" officeooo:paragraph-rsid="00489ebb"/>
    </style:style>
    <style:style style:name="P13" style:family="paragraph" style:parent-style-name="_5f_text">
      <style:text-properties fo:language="ru" fo:country="RU" officeooo:rsid="0048e648" officeooo:paragraph-rsid="0048e648"/>
    </style:style>
    <style:style style:name="P14" style:family="paragraph" style:parent-style-name="_5f_text">
      <style:text-properties fo:language="ru" fo:country="RU" officeooo:rsid="004abef7" officeooo:paragraph-rsid="004abef7"/>
    </style:style>
    <style:style style:name="P15" style:family="paragraph" style:parent-style-name="_5f_text">
      <style:text-properties fo:language="ru" fo:country="RU" officeooo:rsid="004d7291" officeooo:paragraph-rsid="004d7291"/>
    </style:style>
    <style:style style:name="P16" style:family="paragraph" style:parent-style-name="_5f_text">
      <style:text-properties fo:language="ru" fo:country="RU" officeooo:rsid="0053bed5" officeooo:paragraph-rsid="0053bed5"/>
    </style:style>
    <style:style style:name="P17" style:family="paragraph" style:parent-style-name="_5f_text">
      <style:text-properties fo:language="ru" fo:country="RU" officeooo:rsid="005fc368" officeooo:paragraph-rsid="005fc368"/>
    </style:style>
    <style:style style:name="P18" style:family="paragraph" style:parent-style-name="_5f_text">
      <style:text-properties fo:language="ru" fo:country="RU" officeooo:rsid="0060e1db" officeooo:paragraph-rsid="0060e1db"/>
    </style:style>
    <style:style style:name="P19" style:family="paragraph" style:parent-style-name="_5f_text">
      <style:text-properties fo:language="ru" fo:country="RU" officeooo:rsid="006dfd8d" officeooo:paragraph-rsid="006dfd8d"/>
    </style:style>
    <style:style style:name="P20" style:family="paragraph" style:parent-style-name="_5f_text">
      <style:text-properties fo:language="ru" fo:country="RU" officeooo:rsid="0070e011" officeooo:paragraph-rsid="0070e011"/>
    </style:style>
    <style:style style:name="P21" style:family="paragraph" style:parent-style-name="_5f_text">
      <style:text-properties fo:language="en" fo:country="US"/>
    </style:style>
    <style:style style:name="P22" style:family="paragraph" style:parent-style-name="_5f_text">
      <style:text-properties fo:language="en" fo:country="US" officeooo:rsid="003a1e23" officeooo:paragraph-rsid="003a1e23"/>
    </style:style>
    <style:style style:name="P23" style:family="paragraph" style:parent-style-name="_5f_text">
      <style:text-properties fo:language="en" fo:country="US" officeooo:rsid="003a1e23" officeooo:paragraph-rsid="0048e648"/>
    </style:style>
    <style:style style:name="P24" style:family="paragraph" style:parent-style-name="_5f_text">
      <style:text-properties fo:language="en" fo:country="US" officeooo:rsid="00460b98" officeooo:paragraph-rsid="00460b98"/>
    </style:style>
    <style:style style:name="P25" style:family="paragraph" style:parent-style-name="_5f_text">
      <style:text-properties fo:language="en" fo:country="US" officeooo:rsid="004abef7" officeooo:paragraph-rsid="004abef7"/>
    </style:style>
    <style:style style:name="P26" style:family="paragraph" style:parent-style-name="_5f_text">
      <style:text-properties officeooo:paragraph-rsid="0053bed5"/>
    </style:style>
    <style:style style:name="P27" style:family="paragraph" style:parent-style-name="_5f_text">
      <style:text-properties style:font-name="Calibri Light" fo:font-size="11pt" fo:language="ru" fo:country="RU" fo:font-weight="250" officeooo:rsid="00626f21" officeooo:paragraph-rsid="00626f21"/>
    </style:style>
    <style:style style:name="P28" style:family="paragraph" style:parent-style-name="_5f_text">
      <style:text-properties style:font-name="Calibri Light" fo:font-size="11pt" fo:language="ru" fo:country="RU" fo:font-weight="250" officeooo:rsid="0067d3cf" officeooo:paragraph-rsid="0067d3cf"/>
    </style:style>
    <style:style style:name="P29" style:family="paragraph" style:parent-style-name="_5f_text">
      <style:text-properties style:font-name="Calibri Light" fo:font-size="11pt" fo:language="ru" fo:country="RU" fo:font-weight="250" officeooo:rsid="007432f3" officeooo:paragraph-rsid="007432f3"/>
    </style:style>
    <style:style style:name="P30" style:family="paragraph" style:parent-style-name="_5f_text">
      <style:text-properties style:font-name="Calibri Light" fo:font-size="11pt" fo:language="en" fo:country="US" fo:font-weight="250" officeooo:rsid="0067eef4" officeooo:paragraph-rsid="0067d3cf"/>
    </style:style>
    <style:style style:name="P31" style:family="paragraph" style:parent-style-name="_5f_text">
      <style:text-properties officeooo:paragraph-rsid="0071a42d"/>
    </style:style>
    <style:style style:name="P32" style:family="paragraph" style:parent-style-name="_5f_text">
      <style:text-properties officeooo:paragraph-rsid="00723b2e"/>
    </style:style>
    <style:style style:name="P33" style:family="paragraph" style:parent-style-name="_5f_text">
      <style:text-properties officeooo:paragraph-rsid="00556a3d"/>
    </style:style>
    <style:style style:name="P34" style:family="paragraph" style:parent-style-name="_3c_code_3e_">
      <style:text-properties officeooo:paragraph-rsid="00910e86"/>
    </style:style>
    <style:style style:name="P35" style:family="paragraph" style:parent-style-name="_3c_div_3e_">
      <style:text-properties fo:language="ru" fo:country="RU" officeooo:rsid="007547d8" officeooo:paragraph-rsid="007547d8"/>
    </style:style>
    <style:style style:name="P36" style:family="paragraph" style:parent-style-name="_3c_div_3e_">
      <style:text-properties fo:language="ru" fo:country="RU" officeooo:rsid="00784d34" officeooo:paragraph-rsid="00784d34"/>
    </style:style>
    <style:style style:name="P37" style:family="paragraph" style:parent-style-name="_3c_div_3e_">
      <style:text-properties fo:language="ru" fo:country="RU" officeooo:rsid="007eeacd" officeooo:paragraph-rsid="007eeacd"/>
    </style:style>
    <style:style style:name="P38" style:family="paragraph" style:parent-style-name="_3c_div_3e_">
      <style:text-properties fo:language="ru" fo:country="RU" officeooo:rsid="00813e4e" officeooo:paragraph-rsid="00813e4e"/>
    </style:style>
    <style:style style:name="P39" style:family="paragraph" style:parent-style-name="_3c_div_3e_">
      <style:text-properties fo:language="ru" fo:country="RU" officeooo:rsid="00845a3f" officeooo:paragraph-rsid="00845a3f"/>
    </style:style>
    <style:style style:name="P40" style:family="paragraph" style:parent-style-name="_3c_div_3e_">
      <style:text-properties officeooo:paragraph-rsid="00784d34"/>
    </style:style>
    <style:style style:name="P41" style:family="paragraph" style:parent-style-name="_3c_div_3e_">
      <style:text-properties officeooo:paragraph-rsid="007b35b9"/>
    </style:style>
    <style:style style:name="P42" style:family="paragraph" style:parent-style-name="_3c_div_3e_">
      <style:text-properties officeooo:paragraph-rsid="007f8f77"/>
    </style:style>
    <style:style style:name="P43" style:family="paragraph" style:parent-style-name="_3c_div_3e_">
      <style:text-properties officeooo:paragraph-rsid="00813e4e"/>
    </style:style>
    <style:style style:name="P44" style:family="paragraph" style:parent-style-name="_3c_div_3e_">
      <style:text-properties officeooo:paragraph-rsid="00856183"/>
    </style:style>
    <style:style style:name="P45" style:family="paragraph" style:parent-style-name="_3c_div_3e_">
      <style:text-properties officeooo:rsid="00856183" officeooo:paragraph-rsid="00856183"/>
    </style:style>
    <style:style style:name="P46" style:family="paragraph" style:parent-style-name="_3c_div_3e_">
      <style:text-properties style:font-name="Calibri Light" fo:font-size="11pt" fo:language="ru" fo:country="RU" fo:font-weight="250" officeooo:rsid="00856183" officeooo:paragraph-rsid="00856183"/>
    </style:style>
    <style:style style:name="P47" style:family="paragraph" style:parent-style-name="_3c_div_3e_">
      <style:text-properties style:font-name="Calibri Light" fo:font-size="11pt" fo:language="ru" fo:country="RU" fo:font-weight="250" officeooo:rsid="00856183" officeooo:paragraph-rsid="008627b0"/>
    </style:style>
    <style:style style:name="P48" style:family="paragraph" style:parent-style-name="_3c_div_3e_">
      <style:text-properties style:font-name="Calibri Light" fo:font-size="11pt" fo:language="ru" fo:country="RU" fo:font-weight="250" officeooo:rsid="0087b537" officeooo:paragraph-rsid="0087b537"/>
    </style:style>
    <style:style style:name="P49" style:family="paragraph" style:parent-style-name="_3c_div_3e_">
      <style:text-properties style:font-name="Calibri Light" fo:font-size="11pt" fo:language="ru" fo:country="RU" fo:font-weight="250" officeooo:rsid="00906104" officeooo:paragraph-rsid="00906104"/>
    </style:style>
    <style:style style:name="P50" style:family="paragraph" style:parent-style-name="_3c_div_3e_">
      <style:text-properties style:font-name="Calibri Light" fo:font-size="11pt" fo:language="ru" fo:country="RU" fo:font-weight="250" officeooo:rsid="00906c1b" officeooo:paragraph-rsid="00906c1b"/>
    </style:style>
    <style:style style:name="P51" style:family="paragraph" style:parent-style-name="_3c_div_3e_">
      <style:text-properties style:font-name="Calibri Light" fo:font-size="11pt" fo:language="ru" fo:country="RU" fo:font-weight="250" officeooo:rsid="00929131" officeooo:paragraph-rsid="00929131"/>
    </style:style>
    <style:style style:name="P52" style:family="paragraph" style:parent-style-name="_3c_div_3e_">
      <style:text-properties style:font-name="Calibri Light" fo:font-size="11pt" fo:language="ru" fo:country="RU" fo:font-weight="250" officeooo:rsid="0093a212" officeooo:paragraph-rsid="0093a212"/>
    </style:style>
    <style:style style:name="P53" style:family="paragraph" style:parent-style-name="_3c_div_3e_">
      <style:text-properties officeooo:paragraph-rsid="0087b537"/>
    </style:style>
    <style:style style:name="P54" style:family="paragraph" style:parent-style-name="_3c_div_3e_">
      <style:text-properties officeooo:paragraph-rsid="0084d99c"/>
    </style:style>
    <style:style style:name="P55" style:family="paragraph" style:parent-style-name="_3c_div_3e_">
      <style:text-properties officeooo:paragraph-rsid="00910e86"/>
    </style:style>
    <style:style style:name="P56" style:family="paragraph" style:parent-style-name="_5f_text">
      <style:text-properties style:font-name="Calibri Light" fo:font-size="11pt" fo:language="ru" fo:country="RU" fo:font-weight="250" officeooo:rsid="00894fb1" officeooo:paragraph-rsid="00894fb1"/>
    </style:style>
    <style:style style:name="P57" style:family="paragraph" style:parent-style-name="_3c_div_3e_" style:list-style-name="L1">
      <style:text-properties officeooo:paragraph-rsid="008c22b0"/>
    </style:style>
    <style:style style:name="P58" style:family="paragraph" style:parent-style-name="_3c_div_3e_" style:list-style-name="L2">
      <style:text-properties style:font-name="Calibri Light" fo:font-size="11pt" fo:language="ru" fo:country="RU" fo:font-weight="250" officeooo:rsid="00856183" officeooo:paragraph-rsid="008627b0"/>
    </style:style>
    <style:style style:name="P59" style:family="paragraph" style:parent-style-name="_3c_div_3e_" style:list-style-name="L2">
      <style:text-properties style:font-name="Calibri Light" fo:font-size="11pt" fo:language="ru" fo:country="RU" fo:font-weight="250" officeooo:rsid="008627b0" officeooo:paragraph-rsid="008627b0"/>
    </style:style>
    <style:style style:name="P60" style:family="paragraph" style:parent-style-name="_3c_div_3e_">
      <style:text-properties style:font-name="Calibri Light" fo:font-size="11pt" fo:language="ru" fo:country="RU" fo:font-weight="250" officeooo:rsid="00906c1b" officeooo:paragraph-rsid="00906c1b"/>
    </style:style>
    <style:style style:name="P61" style:family="paragraph" style:parent-style-name="_3c_div_3e_">
      <style:text-properties style:font-name="Calibri Light" fo:font-size="11pt" fo:language="ru" fo:country="RU" fo:font-weight="250" officeooo:rsid="00910e86" officeooo:paragraph-rsid="00910e86"/>
    </style:style>
    <style:style style:name="P62" style:family="paragraph" style:parent-style-name="_3c_div_3e_">
      <style:text-properties style:font-name="Calibri Light" fo:font-size="11pt" fo:language="ru" fo:country="RU" fo:font-weight="250" officeooo:rsid="009744df" officeooo:paragraph-rsid="009744df"/>
    </style:style>
    <style:style style:name="P63" style:family="paragraph" style:parent-style-name="_3c_div_3e_">
      <style:text-properties style:font-name="Calibri Light" fo:font-size="11pt" fo:language="ru" fo:country="RU" fo:font-weight="250" officeooo:rsid="0098c776" officeooo:paragraph-rsid="0098c776"/>
    </style:style>
    <style:style style:name="P64" style:family="paragraph" style:parent-style-name="_3c_div_3e_">
      <style:text-properties style:font-name="Calibri Light" fo:font-size="11pt" fo:language="en" fo:country="US" fo:font-weight="250" officeooo:rsid="00856183" officeooo:paragraph-rsid="00856183"/>
    </style:style>
    <style:style style:name="P65" style:family="paragraph" style:parent-style-name="_3c_div_3e_">
      <style:text-properties officeooo:paragraph-rsid="009662da"/>
    </style:style>
    <style:style style:name="P66" style:family="paragraph" style:parent-style-name="_3c_div_3e_">
      <style:text-properties officeooo:rsid="009744df" officeooo:paragraph-rsid="009744df"/>
    </style:style>
    <style:style style:name="P67" style:family="paragraph" style:parent-style-name="_3c_div_3e_">
      <style:text-properties officeooo:paragraph-rsid="009744df"/>
    </style:style>
    <style:style style:name="P68" style:family="paragraph" style:parent-style-name="_5f_heading_5f_top">
      <style:text-properties officeooo:paragraph-rsid="0094b12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bc022"/>
    </style:style>
    <style:style style:name="T3" style:family="text">
      <style:text-properties fo:language="en" fo:country="US" officeooo:rsid="007c1cf2"/>
    </style:style>
    <style:style style:name="T4" style:family="text">
      <style:text-properties fo:language="en" fo:country="US" officeooo:rsid="008627b0"/>
    </style:style>
    <style:style style:name="T5" style:family="text">
      <style:text-properties fo:language="en" fo:country="US" officeooo:rsid="00856183"/>
    </style:style>
    <style:style style:name="T6" style:family="text">
      <style:text-properties fo:language="en" fo:country="US" officeooo:rsid="00556a3d"/>
    </style:style>
    <style:style style:name="T7" style:family="text">
      <style:text-properties style:font-name="Hack" fo:font-size="9pt" fo:language="en" fo:country="US" fo:font-weight="normal" officeooo:rsid="003cc903"/>
    </style:style>
    <style:style style:name="T8" style:family="text">
      <style:text-properties style:font-name="Hack" fo:font-size="9pt" fo:font-weight="normal" officeooo:rsid="003cc903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509859"/>
    </style:style>
    <style:style style:name="T11" style:family="text">
      <style:text-properties fo:language="ru" fo:country="RU" officeooo:rsid="0053bed5"/>
    </style:style>
    <style:style style:name="T12" style:family="text">
      <style:text-properties fo:language="ru" fo:country="RU" officeooo:rsid="00626f21"/>
    </style:style>
    <style:style style:name="T13" style:family="text">
      <style:text-properties fo:language="ru" fo:country="RU" officeooo:rsid="0070e011"/>
    </style:style>
    <style:style style:name="T14" style:family="text">
      <style:text-properties fo:language="ru" fo:country="RU" officeooo:rsid="0071a42d"/>
    </style:style>
    <style:style style:name="T15" style:family="text">
      <style:text-properties fo:language="ru" fo:country="RU" officeooo:rsid="00723b2e"/>
    </style:style>
    <style:style style:name="T16" style:family="text">
      <style:text-properties fo:language="ru" fo:country="RU" officeooo:rsid="00784d34"/>
    </style:style>
    <style:style style:name="T17" style:family="text">
      <style:text-properties fo:language="ru" fo:country="RU" officeooo:rsid="007b35b9"/>
    </style:style>
    <style:style style:name="T18" style:family="text">
      <style:text-properties fo:language="ru" fo:country="RU" officeooo:rsid="007f8f77"/>
    </style:style>
    <style:style style:name="T19" style:family="text">
      <style:text-properties fo:language="ru" fo:country="RU" officeooo:rsid="00813e4e"/>
    </style:style>
    <style:style style:name="T20" style:family="text">
      <style:text-properties fo:language="ru" fo:country="RU" officeooo:rsid="0084d99c"/>
    </style:style>
    <style:style style:name="T21" style:family="text">
      <style:text-properties fo:language="ru" fo:country="RU" officeooo:rsid="0094b12f"/>
    </style:style>
    <style:style style:name="T22" style:family="text">
      <style:text-properties style:font-name="Calibri Light" fo:font-size="11pt" fo:language="ru" fo:country="RU" fo:font-weight="250"/>
    </style:style>
    <style:style style:name="T23" style:family="text">
      <style:text-properties style:font-name="Calibri Light" fo:font-size="11pt" fo:language="ru" fo:country="RU" fo:font-weight="250" officeooo:rsid="00556a3d"/>
    </style:style>
    <style:style style:name="T24" style:family="text">
      <style:text-properties style:font-name="Calibri Light" fo:font-size="11pt" fo:language="ru" fo:country="RU" fo:font-weight="250" officeooo:rsid="00626f21"/>
    </style:style>
    <style:style style:name="T25" style:family="text">
      <style:text-properties style:font-name="Calibri Light" fo:font-size="11pt" fo:language="ru" fo:country="RU" fo:font-weight="250" officeooo:rsid="006406c1"/>
    </style:style>
    <style:style style:name="T26" style:family="text">
      <style:text-properties style:font-name="Calibri Light" fo:font-size="11pt" fo:language="ru" fo:country="RU" fo:font-weight="250" officeooo:rsid="00663e62"/>
    </style:style>
    <style:style style:name="T27" style:family="text">
      <style:text-properties style:font-name="Calibri Light" fo:font-size="11pt" fo:language="ru" fo:country="RU" fo:font-weight="250" officeooo:rsid="006b80f2"/>
    </style:style>
    <style:style style:name="T28" style:family="text">
      <style:text-properties style:font-name="Calibri Light" fo:font-size="11pt" fo:language="ru" fo:country="RU" fo:font-weight="250" officeooo:rsid="00723b2e"/>
    </style:style>
    <style:style style:name="T29" style:family="text">
      <style:text-properties style:font-name="Calibri Light" fo:font-size="11pt" fo:language="ru" fo:country="RU" fo:font-weight="250" officeooo:rsid="007432f3"/>
    </style:style>
    <style:style style:name="T30" style:family="text">
      <style:text-properties style:font-name="Calibri Light" fo:font-size="11pt" fo:language="ru" fo:country="RU" fo:font-weight="250" officeooo:rsid="00784d34"/>
    </style:style>
    <style:style style:name="T31" style:family="text">
      <style:text-properties style:font-name="Calibri Light" fo:font-size="11pt" fo:language="ru" fo:country="RU" fo:font-weight="250" officeooo:rsid="0079cb2d"/>
    </style:style>
    <style:style style:name="T32" style:family="text">
      <style:text-properties style:font-name="Calibri Light" fo:font-size="11pt" fo:language="ru" fo:country="RU" fo:font-weight="250" officeooo:rsid="007be3be"/>
    </style:style>
    <style:style style:name="T33" style:family="text">
      <style:text-properties style:font-name="Calibri Light" fo:font-size="11pt" fo:language="ru" fo:country="RU" fo:font-weight="250" officeooo:rsid="007f8f77"/>
    </style:style>
    <style:style style:name="T34" style:family="text">
      <style:text-properties style:font-name="Calibri Light" fo:font-size="11pt" fo:language="ru" fo:country="RU" fo:font-weight="250" officeooo:rsid="00815458"/>
    </style:style>
    <style:style style:name="T35" style:family="text">
      <style:text-properties style:font-name="Calibri Light" fo:font-size="11pt" fo:language="ru" fo:country="RU" fo:font-weight="250" officeooo:rsid="00856183"/>
    </style:style>
    <style:style style:name="T36" style:family="text">
      <style:text-properties style:font-name="Calibri Light" fo:font-size="11pt" fo:language="ru" fo:country="RU" fo:font-weight="250" officeooo:rsid="0087b537"/>
    </style:style>
    <style:style style:name="T37" style:family="text">
      <style:text-properties style:font-name="Calibri Light" fo:font-size="11pt" fo:language="ru" fo:country="RU" fo:font-weight="250" officeooo:rsid="008c22b0"/>
    </style:style>
    <style:style style:name="T38" style:family="text">
      <style:text-properties style:font-name="Calibri Light" fo:font-size="11pt" fo:language="ru" fo:country="RU" fo:font-weight="250" officeooo:rsid="008d689e"/>
    </style:style>
    <style:style style:name="T39" style:family="text">
      <style:text-properties style:font-name="Calibri Light" fo:font-size="11pt" fo:language="ru" fo:country="RU" fo:font-weight="250" officeooo:rsid="00910e86"/>
    </style:style>
    <style:style style:name="T40" style:family="text">
      <style:text-properties style:font-name="Calibri Light" fo:font-size="11pt" fo:language="ru" fo:country="RU" fo:font-weight="250" officeooo:rsid="0094b12f"/>
    </style:style>
    <style:style style:name="T41" style:family="text">
      <style:text-properties style:font-name="Calibri Light" fo:font-size="11pt" fo:language="ru" fo:country="RU" fo:font-weight="250" officeooo:rsid="009662da"/>
    </style:style>
    <style:style style:name="T42" style:family="text">
      <style:text-properties style:font-name="Calibri Light" fo:font-size="11pt" fo:language="ru" fo:country="RU" fo:font-weight="250" officeooo:rsid="00974101"/>
    </style:style>
    <style:style style:name="T43" style:family="text">
      <style:text-properties style:font-name="Calibri Light" fo:font-size="11pt" fo:language="ru" fo:country="RU" fo:font-weight="250" officeooo:rsid="009744df"/>
    </style:style>
    <style:style style:name="T44" style:family="text">
      <style:text-properties style:font-name="Calibri Light" fo:font-size="11pt" fo:language="en" fo:country="US" fo:font-weight="250"/>
    </style:style>
    <style:style style:name="T45" style:family="text">
      <style:text-properties style:font-name="Calibri Light" fo:font-size="11pt" fo:language="en" fo:country="US" fo:font-weight="250" officeooo:rsid="00663e62"/>
    </style:style>
    <style:style style:name="T46" style:family="text">
      <style:text-properties style:font-name="Calibri Light" fo:font-size="11pt" fo:language="en" fo:country="US" fo:font-weight="250" officeooo:rsid="006b80f2"/>
    </style:style>
    <style:style style:name="T47" style:family="text">
      <style:text-properties style:font-name="Calibri Light" fo:font-size="11pt" fo:language="en" fo:country="US" fo:font-weight="250" officeooo:rsid="00723b2e"/>
    </style:style>
    <style:style style:name="T48" style:family="text">
      <style:text-properties style:font-name="Calibri Light" fo:font-size="11pt" fo:language="en" fo:country="US" fo:font-weight="250" officeooo:rsid="007432f3"/>
    </style:style>
    <style:style style:name="T49" style:family="text">
      <style:text-properties style:font-name="Calibri Light" fo:font-size="11pt" fo:language="en" fo:country="US" fo:font-weight="250" officeooo:rsid="00784d34"/>
    </style:style>
    <style:style style:name="T50" style:family="text">
      <style:text-properties style:font-name="Calibri Light" fo:font-size="11pt" fo:language="en" fo:country="US" fo:font-weight="250" officeooo:rsid="0079cb2d"/>
    </style:style>
    <style:style style:name="T51" style:family="text">
      <style:text-properties style:font-name="Calibri Light" fo:font-size="11pt" fo:language="en" fo:country="US" fo:font-weight="250" officeooo:rsid="00856183"/>
    </style:style>
    <style:style style:name="T52" style:family="text">
      <style:text-properties style:font-name="Calibri Light" fo:font-size="11pt" fo:language="en" fo:country="US" fo:font-weight="250" officeooo:rsid="0087b537"/>
    </style:style>
    <style:style style:name="T53" style:family="text">
      <style:text-properties style:font-name="Calibri Light" fo:font-size="11pt" fo:language="en" fo:country="US" fo:font-weight="250" officeooo:rsid="008c22b0"/>
    </style:style>
    <style:style style:name="T54" style:family="text">
      <style:text-properties style:font-name="Calibri Light" fo:font-size="11pt" fo:language="en" fo:country="US" fo:font-weight="250" officeooo:rsid="008d689e"/>
    </style:style>
    <style:style style:name="T55" style:family="text">
      <style:text-properties style:font-name="Calibri Light" fo:font-size="11pt" fo:language="en" fo:country="US" fo:font-weight="250" officeooo:rsid="00910e86"/>
    </style:style>
    <style:style style:name="T56" style:family="text">
      <style:text-properties style:font-name="Calibri Light" fo:font-size="11pt" fo:language="en" fo:country="US" fo:font-weight="250" officeooo:rsid="009662da"/>
    </style:style>
    <style:style style:name="T57" style:family="text">
      <style:text-properties style:font-name="Calibri Light" fo:font-size="11pt" fo:language="en" fo:country="US" fo:font-weight="250" officeooo:rsid="00974101"/>
    </style:style>
    <style:style style:name="T58" style:family="text">
      <style:text-properties style:font-name="Calibri Light" fo:font-size="11pt" fo:language="en" fo:country="US" fo:font-weight="250" officeooo:rsid="009744df"/>
    </style:style>
    <style:style style:name="T59" style:family="text">
      <style:text-properties style:font-name="Calibri Light" fo:font-size="11pt" fo:language="en" fo:country="US" fo:font-weight="bold" style:font-weight-asian="bold" style:font-weight-complex="bold"/>
    </style:style>
    <style:style style:name="T60" style:family="text">
      <style:text-properties style:font-name="Calibri Light" fo:font-size="11pt" fo:font-weight="250"/>
    </style:style>
    <style:style style:name="T61" style:family="text">
      <style:text-properties officeooo:rsid="007768d5"/>
    </style:style>
    <style:style style:name="T62" style:family="text">
      <style:text-properties officeooo:rsid="00784d34"/>
    </style:style>
    <style:style style:name="T63" style:family="text">
      <style:text-properties fo:font-variant="normal" fo:text-transform="none" style:font-name="Bebas Neue Pro1" fo:font-size="20pt" fo:language="ru" fo:country="RU" officeooo:rsid="00784d34"/>
    </style:style>
    <style:style style:name="T64" style:family="text">
      <style:text-properties fo:font-variant="normal" fo:text-transform="none" style:font-name="Bebas Neue Pro1" fo:font-size="20pt" fo:language="ru" fo:country="RU" officeooo:rsid="0094b12f"/>
    </style:style>
    <style:style style:name="T65" style:family="text">
      <style:text-properties officeooo:rsid="0079cb2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8627b0"/>
    </style:style>
    <style:style style:name="T68" style:family="text">
      <style:text-properties officeooo:rsid="0087b537"/>
    </style:style>
    <style:style style:name="T69" style:family="text">
      <style:text-properties officeooo:rsid="00906c1b"/>
    </style:style>
    <style:style style:name="T70" style:family="text">
      <style:text-properties officeooo:rsid="009744df"/>
    </style:style>
    <style:style style:name="T71" style:family="text">
      <style:text-properties officeooo:rsid="009a52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64">Результат нижеиздоженного</text:span></text:p>
      <text:p text:style-name="_3c_div_3e_"><text:span text:style-name="T21">Запускается на любой машине. </text:span><text:span text:style-name="T40">Наличие админских прав обязательно.</text:span></text:p>
      <text:p text:style-name="P66"><text:span text:style-name="T40">П</text:span><text:span text:style-name="T22">АРСИНГ </text:span><text:a xlink:type="simple" xlink:href="https://www.google.ru/maps" text:style-name="Internet_20_link" text:visited-style-name="Visited_20_Internet_20_Link"><text:span text:style-name="T22">https://www.google.ru/maps</text:span></text:a></text:p>
      <text:p text:style-name="P67"><text:span text:style-name="T43">Засада в том, что запросы </text:span><text:span text:style-name="T58">GET </text:span><text:span text:style-name="T43">и </text:span><text:span text:style-name="T58">PUT </text:span><text:span text:style-name="T43">при работе google.ru/maps очень сложные и постоянно менющиеся по неизвестному алгоритму. Снифер всегда показывает разные запросы и просто так скопировать механизм запросов не получается. Эту информацию они продают.</text:span></text:p>
      <text:p text:style-name="P66"><text:span text:style-name="T22">Это бесплатный вариантна основе пакета </text:span><text:span text:style-name="T59">selenium</text:span></text:p>
      <text:p text:style-name="P65"><text:span text:style-name="T40">В</text:span><text:span text:style-name="T41">сесторонне изучен пакет </text:span><text:span text:style-name="T56">selenium </text:span><text:span text:style-name="T41">для внешнего управления браузерами Хром и </text:span><text:span text:style-name="T56">FireFox.</text:span></text:p>
      <text:p text:style-name="P65"><text:span text:style-name="T41">Пишется алгоритм для замены оператора. Всё что можно сделать с браузером с посощтю мыщшки и клавиатуры допустимо.</text:span></text:p>
      <text:p text:style-name="P65"><text:span text:style-name="T41">Алгоритм пишется на </text:span><text:span text:style-name="T56">python → </text:span><text:span text:style-name="T41">драйвер управляет ядром браузера. Он как бызапускается из под драйвера.</text:span></text:p>
      <text:p text:style-name="P65"><text:span text:style-name="T41">Работает на </text:span><text:span text:style-name="T56">windows </text:span><text:span text:style-name="T41">и </text:span><text:span text:style-name="T56">Linuks.</text:span></text:p>
      <text:p text:style-name="P65"><text:span text:style-name="T41">Требования: Установленный пакет <text:s/></text:span><text:span text:style-name="T56">pyton </text:span><text:span text:style-name="T41">+ кое какой бинарный софт</text:span></text:p>
      <text:p text:style-name="P65"><text:span text:style-name="T56">Windows → </text:span><text:span text:style-name="T41">нужен </text:span><text:span text:style-name="T56">pyton </text:span><text:span text:style-name="T41">+ браузер Хром или </text:span><text:span text:style-name="T56">FireFox.</text:span></text:p>
      <text:p text:style-name="P65"><text:span text:style-name="T56">Linux </text:span><text:span text:style-name="T41">в версии состолом </text:span><text:span text:style-name="T56">python + FireFox </text:span><text:span text:style-name="T41">обычно стоят из коробки</text:span></text:p>
      <text:p text:style-name="P65"><text:span text:style-name="T56">Linux </text:span><text:span text:style-name="T41">Сервер </text:span><text:span text:style-name="T56"><text:s/>→ </text:span><text:span text:style-name="T41">Нужна установка браузера</text:span><text:span text:style-name="T56"> </text:span><text:span text:style-name="T42">(через </text:span><text:span text:style-name="T57">sudo</text:span><text:span text:style-name="T42">)</text:span></text:p>
      <text:p text:style-name="P66"><text:span text:style-name="T42">П</text:span><text:span text:style-name="T22">ример программы во вложении</text:span></text:p>
      <text:p text:style-name="P62">Результат<text:span text:style-name="T71">ы</text:span>:</text:p>
      <text:p text:style-name="P63">Звезды <text:s text:c="5"/>Чел <text:s text:c="6"/>Комменты</text:p>
      <text:p text:style-name="P62">5<text:tab/>Смотрящий<text:tab/>Порковка большая. Красивый замок. Место заезженной. Денег вбухано походу огромное колличество. Ведётся постоянное строительство и переде...</text:p>
      <text:p text:style-name="P62">5<text:tab/>Ольга Петрова<text:tab/>Отличное место для фотосессий, для прогулки и ощущения пребывания на кусочке Германии. Внимание к мелочам и деталям радует и очень привлек...</text:p>
      <text:p text:style-name="P62">5<text:tab/>Кирилл Шевченко<text:tab/>Замок реально классный, хоть и ещё не достроен. Мы доехали до туда на такси от тольятти, такси обошлось в одну сторону 800 рублей. Приехали и п...</text:p>
      <text:p text:style-name="P62">5<text:tab/>Анна Паркова<text:tab/>Монументально, эпично, местами шиковато. Необычная для России готическая архитектура и памятники, стилизованные под эпоху Средневековья. ...</text:p>
      <text:p text:style-name="P62">5<text:tab/>Morgana Morganovna<text:tab/>Советую посетить это место. И вы окунетесь во времена рыцарей и замков. Очень красиво и сказочно. Есть туалет бесплатный, парковка бесплатн...</text:p>
      <text:p text:style-name="P62"/>
      <text:p text:style-name="P62"/>
      <text:p text:style-name="_5f_heading_5f_top">MySQL</text:p>
      <text:p text:style-name="P7">Своя база данных на <text:span text:style-name="T1">MySQL </text:span><text:span text:style-name="T2">(master2020)</text:span></text:p>
      <text:p text:style-name="_5f_code">sudo mysql -u root -p</text:p>
      <text:p text:style-name="P23">Создание базы, пользователя и установка прав</text:p>
      <text:p text:style-name="_5f_code">CREATE DATABASE <text:span text:style-name="T7">usa;</text:span></text:p>
      <text:p text:style-name="P1">CREATE USER '<text:span text:style-name="T7">usa</text:span>'@'%' IDENTIFIED BY '<text:span text:style-name="T7">usa</text:span>';</text:p>
      <text:p text:style-name="P1">GRANT SELECT, INSERT, UPDATE, DELETE, CREATE, DROP, GRANT OPTION, REFERENCES, INDEX, ALTER, CREATE TEMPORARY TABLES, LOCK TABLES, CREATE VIEW, SHOW VIEW, CREATE ROUTINE, ALTER ROUTINE, EXECUTE ON <text:span text:style-name="T7">usa</text:span>.* TO '<text:span text:style-name="T7">usa</text:span>'@'%';</text:p>
      <text:p text:style-name="_5f_code"><text:soft-page-break/>FLUSH PRIVILEGES;</text:p>
      <text:p text:style-name="P13"/>
      <text:p text:style-name="P15">Создаем таблицу</text:p>
      <text:p text:style-name="P5">USE <text:span text:style-name="T8">usa;</text:span></text:p>
      <text:p text:style-name="_5f_code">CREATE TABLE reviews (</text:p>
      <text:p text:style-name="_5f_code"><text:s text:c="4"/>rec_id INT UNSIGNED NOT NULL AUTO_INCREMENT,</text:p>
      <text:p text:style-name="_5f_code"><text:s text:c="4"/>star INT DEFAULT 0,</text:p>
      <text:p text:style-name="_5f_code"><text:s text:c="4"/>men VARCHAR(64) DEFAULT '',</text:p>
      <text:p text:style-name="P3"><text:s text:c="4"/>content VARCHAR(512) DEFAULT '',</text:p>
      <text:p text:style-name="P2"><text:s text:c="4"/>PRIMARY KEY (rec_id)</text:p>
      <text:p text:style-name="P2">)<text:span text:style-name="T10">;</text:span></text:p>
      <text:p text:style-name="_5f_text"/>
      <text:p text:style-name="P13">Удалить базу данных.</text:p>
      <text:p text:style-name="_5f_code">DROP DATABASE usa<text:span text:style-name="T9">;</text:span></text:p>
      <text:p text:style-name="P14">Передернуть <text:span text:style-name="T1">mysql</text:span></text:p>
      <text:p text:style-name="_5f_code">sudo systemctl restart mysql</text:p>
      <text:p text:style-name="P25"/>
      <text:p text:style-name="_5f_code">pip install mysql-connector-python</text:p>
      <text:p text:style-name="_3c_h1_3e_">selenium</text:p>
      <text:p text:style-name="_5f_code">pip install selenium</text:p>
      <text:p text:style-name="P9">Планируется перенос на линукс. Нужно пробывать под <text:span text:style-name="T1">firefox.</text:span></text:p>
      <text:p text:style-name="P24">Firefox 84.0.2.</text:p>
      <text:p text:style-name="P24"><text:a xlink:type="simple" xlink:href="https://selenium-python.com/install-geckodriver" text:style-name="Internet_20_link" text:visited-style-name="Visited_20_Internet_20_Link">https://selenium-python.com/install-geckodriver</text:a></text:p>
      <text:p text:style-name="P10">Качаем <text:span text:style-name="T1">firefox </text:span>и устанавливаем</text:p>
      <text:p text:style-name="P11">Дрова кидаем в папку</text:p>
      <text:p text:style-name="P12">Заменяем строки</text:p>
      <text:p text:style-name="P12">path_to_gechodriver = 'driver/geckodriver' </text:p>
      <text:p text:style-name="P22">driver = webdriver.Firefox(executable_path=path_to_gechodriver) </text:p>
      <text:p text:style-name="P12">Работает аналогично хрому.</text:p>
      <text:p text:style-name="P12">Какие типы полей сейчас в <text:span text:style-name="T1">mysql </text:span>нужно освежить</text:p>
      <text:p text:style-name="P22"/>
      <text:p text:style-name="P22"/>
      <text:p text:style-name="P8">Выбор из списка <text:span text:style-name="T1">div. </text:span>Как раз из гуглмап</text:p>
      <text:p text:style-name="_5f_code">driver=webdriver.Chrome()</text:p>
      <text:p text:style-name="_5f_code">driver.get("https://www.google.com/maps/place/Hilton+London+Bankside/@51.5056536,-0.1033145,17z/data=!3m1!4b1!4m10!3m9!1s0x487604af6af74cc7:0x6c4cb3cbe03e95bf!5m2!4m1!1i2!8m2!3d51.5056536!4d-0.1011258!9m1!1b1")</text:p>
      <text:p text:style-name="_5f_code"/>
      <text:p text:style-name="_5f_code">#Dropdown text provide here</text:p>
      <text:p text:style-name="_5f_code">selectItem='Agoda'</text:p>
      <text:p text:style-name="_5f_code"/>
      <text:p text:style-name="_5f_code">#First click on the All reviews element to open up the dorpdown element</text:p>
      <text:p text:style-name="_5f_code">WebDriverWait(driver,10).until(EC.element_to_be_clickable((By.CSS_SELECTOR,"div[aria-label='All reviews']"))).click()</text:p>
      <text:p text:style-name="_5f_code"/>
      <text:p text:style-name="_5f_code">#Select item from menu dropdown by text</text:p>
      <text:p text:style-name="_5f_code"><text:soft-page-break/>WebDriverWait(driver,10).until(EC.element_to_be_clickable((By.XPATH,"//div[@role='menuitem']//div[text()='"+ selectItem +"']"))).click()</text:p>
      <text:p text:style-name="_5f_code"/>
      <text:p text:style-name="P22"/>
      <text:p text:style-name="_3c_h1_3e_"><text:span text:style-name="T1">ubuntu </text:span><text:span text:style-name="T13">с рабочим столом</text:span></text:p>
      <text:p text:style-name="P26"><text:span text:style-name="T23">Сначала</text:span><text:span text:style-name="T11"> запускаем на столе. </text:span></text:p>
      <text:p text:style-name="P20">Проблем с правами не должно быть.</text:p>
      <text:p text:style-name="P20"><text:span text:style-name="T1">FireFox </text:span>установлен по умолчанию. </text:p>
      <text:p text:style-name="P20"><text:span text:style-name="T1">Python </text:span>установлен по умолчанию.</text:p>
      <text:p text:style-name="P20">Доустановить пакеты через <text:span text:style-name="T1">pip3</text:span> и бросить драйвер управления <text:s/>FireFox</text:p>
      <text:p text:style-name="P31"><text:span text:style-name="T14">1. Проверяем доступ к базе данных. Она у нас на отдельном сервере. </text:span><text:span text:style-name="T15">Доступ есть. Таблицу </text:span><text:span text:style-name="T28">очистили.</text:span></text:p>
      <text:p text:style-name="P32"><text:span text:style-name="T28">2. Запускаем </text:span><text:span text:style-name="T47">FTP </text:span><text:span text:style-name="T28">на </text:span><text:span text:style-name="T47">ubuntu</text:span><text:span text:style-name="T28">/ </text:span><text:span text:style-name="T47">ubuntu </text:span><text:span text:style-name="T29">по айпишнику </text:span><text:span text:style-name="T48">43. </text:span><text:span text:style-name="T29">а </text:span><text:span text:style-name="T48">ftp </text:span><text:span text:style-name="T29">там и нет</text:span></text:p>
      <text:p text:style-name="_3c_code_3e_">sudo apt-get install -y proftpd</text:p>
      <text:p text:style-name="_3c_code_3e_">sudo systemctl enable proftpd</text:p>
      <text:p text:style-name="_3c_code_3e_">sudo systemctl start proftpd</text:p>
      <text:p text:style-name="_3c_h4_3e_">pip3</text:p>
      <text:p text:style-name="P29">Не установлен по умолчанию.</text:p>
      <text:p text:style-name="_3c_code_3e_">sudo apt-<text:span text:style-name="T3">get</text:span> -<text:span text:style-name="T3">y </text:span>install python3-pip</text:p>
      <text:p text:style-name="_3c_h4_3e_">mysql</text:p>
      <text:p text:style-name="P6">Дрова от ОРАКЛа</text:p>
      <text:p text:style-name="_3c_code_3e_">pip3 install mysql-connector-python</text:p>
      <text:p text:style-name="_3c_h4_3e_">selenium</text:p>
      <text:p text:style-name="_3c_code_3e_"><text:span text:style-name="T1">pip</text:span>3<text:span text:style-name="T1"> install selenium</text:span></text:p>
      <text:p text:style-name="_3c_h4_3e_">driver</text:p>
      <text:p text:style-name="P35">качаем с geckodriver под <text:span text:style-name="T1">FireFox </text:span>с <text:a xlink:type="simple" xlink:href="https://github.com/mozilla/geckodriver/releases" text:style-name="Internet_20_link" text:visited-style-name="Visited_20_Internet_20_Link">https://github.com/mozilla/geckodriver/releases</text:a></text:p>
      <text:p text:style-name="P35">geckodriver-v0.29.0-linux64.tar.gz</text:p>
      <text:p text:style-name="P35">просто распаковываем и пропихиваем в папку driver. <text:span text:style-name="T61">Делаем его исполняемым!!!</text:span></text:p>
      <text:p text:style-name="_3c_samp_3e_">python</text:p>
      <text:p text:style-name="_3c_code_3e_"># --- настраиваем драйвер selenium ----------</text:p>
      <text:p text:style-name="_3c_code_3e_">path_to_gechodriver = 'driver/geckodriver' </text:p>
      <text:p text:style-name="P36">Запускаем</text:p>
      <text:p text:style-name="_3c_code_3e_">python3 usaff_linux.p<text:span text:style-name="T1">y</text:span></text:p>
      <text:p text:style-name="P40"><text:span text:style-name="T16">Видим лог на экране. После отработки </text:span><text:span text:style-name="T30">результат в таблице. На экране всё скрыто.</text:span></text:p>
      <text:p text:style-name="_3c_h1_3e_">ubuntu <text:span text:style-name="T63">сервер</text:span></text:p>
      <text:p text:style-name="_3c_div_3e_">Сначала запускаем <text:span text:style-name="T30">из под</text:span><text:span text:style-name="T49"> </text:span><text:span text:style-name="_3c_strong_3e_"><text:span text:style-name="T62">root</text:span></text:span>.<text:span text:style-name="T9"> </text:span><text:span text:style-name="T16">Это если сервер будет наш.</text:span><text:span text:style-name="T9"> </text:span>Проблем с правами не должно быть.</text:p>
      <text:p text:style-name="P40"><text:span text:style-name="_3c_strong_3e_">Python</text:span> установлен по умолчанию.</text:p>
      <text:p text:style-name="P40"><text:span text:style-name="T31">Н</text:span><text:span text:style-name="T30">ужно поставить </text:span><text:span text:style-name="_3c_strong_3e_"><text:span text:style-name="T62">FireFox</text:span></text:span><text:span text:style-name="T30">, </text:span><text:span text:style-name="_3c_strong_3e_"><text:span text:style-name="T65">pip3</text:span></text:span><text:span text:style-name="T50">. </text:span><text:span text:style-name="T31">Библиотеки </text:span><text:span text:style-name="_3c_strong_3e_"><text:span text:style-name="T65">mysql-connector-python</text:span></text:span><text:span text:style-name="T31">, </text:span><text:span text:style-name="_3c_strong_3e_"><text:span text:style-name="T65">selenium</text:span></text:span><text:span text:style-name="T31">. Кинуть драйвер </text:span><text:span text:style-name="_3c_strong_3e_"><text:span text:style-name="T65">geckodriver</text:span></text:span><text:span text:style-name="T31">.</text:span></text:p>
      <text:p text:style-name="P41"><text:soft-page-break/><text:span text:style-name="T17">Повторяем манипуляции в предыдущем </text:span><text:span text:style-name="T32">разделе</text:span><text:span text:style-name="T17">.</text:span></text:p>
      <text:p text:style-name="P37"><text:span text:style-name="_3c_strong_3e_"><text:span text:style-name="T62">FireFox</text:span></text:span> устанавливаем отдельно.</text:p>
      <text:p text:style-name="_5f_code">sudo apt install firefox</text:p>
      <text:p text:style-name="_3c_h2_3e_"><text:span text:style-name="T9">Установка </text:span>FireFox<text:span text:style-name="T9"> в локальную папку</text:span></text:p>
      <text:p text:style-name="P43"><text:span text:style-name="T18">Сначала </text:span><text:span text:style-name="T19">установим на ubuntu с рабочим столом. Так сразу будет видно звпустится или нет.</text:span></text:p>
      <text:p text:style-name="P43"><text:span text:style-name="T34">У</text:span><text:span text:style-name="T18">далим существующую версию:</text:span></text:p>
      <text:p text:style-name="_3c_code_3e_">sudo apt remove firefox</text:p>
      <text:p text:style-name="P42"><text:span text:style-name="T19">Пр</text:span><text:span text:style-name="T18">оверяем запуск</text:span><text:span text:style-name="T33">ом нашей программы</text:span><text:span text:style-name="T18">. Не работает.</text:span></text:p>
      <text:p text:style-name="P38">Качаем архив и распаковыв</text:p>
      <text:p text:style-name="_3c_code_3e_">tar xvjf firefox-85.0.tar.bz2</text:p>
      <text:p text:style-name="P39">Проверяем файл запуска. Х имеется. Запускаем</text:p>
      <text:p text:style-name="P39">firefox/firefox </text:p>
      <text:p text:style-name="P39">FireFox запустился</text:p>
      <text:p text:style-name="P54"><text:span text:style-name="T38">Изменяем код, добавляя переменную firefox_binary. Она указывает откуда запускать</text:span><text:span text:style-name="T54"> FireFox</text:span><text:span text:style-name="T38"> (это чтобы не прописывать</text:span><text:span text:style-name="T54"> path. <text:s/></text:span><text:span text:style-name="T20">Переписываем код, включая туда ссылку на бинарный файл firefox</text:span></text:p>
      <text:p text:style-name="_3c_code_3e_"><text:s text:c="4"/># --- настраиваем драйвер selenium ----------</text:p>
      <text:p text:style-name="_3c_code_3e_"><text:s text:c="4"/>path_to_gechodriver = 'driver/geckodriver' </text:p>
      <text:p text:style-name="_3c_code_3e_"><text:s text:c="4"/><text:span text:style-name="T66">firefox_binary = 'firefox/firefox'</text:span></text:p>
      <text:p text:style-name="_3c_code_3e_"><text:s text:c="4"/># для запуска без окна FireFox</text:p>
      <text:p text:style-name="_3c_code_3e_"><text:s text:c="4"/>options = Options()</text:p>
      <text:p text:style-name="_3c_code_3e_"><text:s text:c="4"/>options.headless = True</text:p>
      <text:p text:style-name="_3c_code_3e_"><text:s text:c="4"/>driver = webdriver.Firefox(executable_path=path_to_gechodriver,</text:p>
      <text:p text:style-name="_3c_code_3e_"><text:s text:c="8"/>options=options, <text:span text:style-name="T66">firefox_binary=firefox_binary</text:span>) </text:p>
      <text:p text:style-name="P45"><text:span text:style-name="T35">Р</text:span><text:span text:style-name="T22">аботает без запуска </text:span><text:span text:style-name="T44">FireFox</text:span></text:p>
      <text:p text:style-name="_3c_h2_3e_">А теперь без <text:span text:style-name="T1">root</text:span></text:p>
      <text:p text:style-name="P46"><text:span text:style-name="_3c_strong_3e_">Python</text:span><text:span text:style-name="T1"> установлен по умолчанию.</text:span></text:p>
      <text:p text:style-name="P47"><text:span text:style-name="T1">Нужно</text:span><text:span text:style-name="T4">:</text:span></text:p>
      <text:list xml:id="list2770374523" text:style-name="L1">
        <text:list-item>
          <text:p text:style-name="P57"><text:span text:style-name="T37">создать обычного пользователя </text:span><text:span text:style-name="T53">(selenium)</text:span></text:p>
        </text:list-item>
      </text:list>
      <text:list xml:id="list325429606" text:style-name="L2">
        <text:list-item>
          <text:p text:style-name="P58"><text:span text:style-name="T67">установить виртуальное окружение для </text:span><text:span text:style-name="T4">python3</text:span></text:p>
        </text:list-item>
        <text:list-item>
          <text:p text:style-name="P59">установить библиотеки: <text:s/><text:span text:style-name="T5">mysql-connector-python, selenium</text:span></text:p>
        </text:list-item>
        <text:list-item>
          <text:p text:style-name="P58"><text:span text:style-name="T67">к</text:span><text:span text:style-name="T1">инуть драйвер geckodriver </text:span><text:span text:style-name="T67">в папку /</text:span><text:span text:style-name="T4">driver</text:span><text:span text:style-name="T1">.</text:span></text:p>
        </text:list-item>
        <text:list-item>
          <text:p text:style-name="P58"><text:span text:style-name="T67">распаковать пакет </text:span><text:span text:style-name="T1">FireFox </text:span><text:span text:style-name="T67">в домашнюю папку</text:span></text:p>
        </text:list-item>
      </text:list>
      <text:p text:style-name="_3c_h4_3e_">adduser</text:p>
      <text:p text:style-name="_3c_code_3e_">sudo adduser selenium</text:p>
      <text:p text:style-name="_3c_h4_3e_">virtualenv</text:p>
      <text:p text:style-name="P53"><text:span text:style-name="T51">Есть </text:span><text:span text:style-name="T52">portable</text:span><text:span text:style-name="T51">. В принципе нужен один раз. Потом в </text:span><text:span text:style-name="T36">помойку</text:span><text:span text:style-name="T51">. Грузим с </text:span><text:a xlink:type="simple" xlink:href="https://bootstrap.pypa.io/virtualenv.pyz" text:style-name="Internet_20_link" text:visited-style-name="Visited_20_Internet_20_Link"><text:span text:style-name="T51">https://bootstrap.pypa.io/virtualenv.pyz</text:span></text:a><text:span text:style-name="T51"> и вызвать этот пакет с помощью интерпретатора python. </text:span><text:span text:style-name="T36">Если команды выведет </text:span><text:span text:style-name="T52">help </text:span><text:span text:style-name="T36">по virtualenv, то значит все работает:</text:span></text:p>
      <text:p text:style-name="_3c_code_3e_">python3 virtualenv.pyz –help</text:p>
      <text:p text:style-name="P48">и можно создавать виртуальне окружение. <text:span text:style-name="T5">В Virtualenv есть одна основная команда:</text:span></text:p>
      <text:p text:style-name="_3c_code_3e_"><text:soft-page-break/><text:span text:style-name="T51">virtualenv </text:span><text:span text:style-name="T36">папка_окужения</text:span></text:p>
      <text:p text:style-name="P44"><text:span text:style-name="T36">В нашем случае запускаем:</text:span><text:span text:style-name="T51"> </text:span></text:p>
      <text:p text:style-name="_3c_code_3e_">python3 virtualenv.pyz venv</text:p>
      <text:p text:style-name="P46"><text:span text:style-name="T1">Это создаст виртуальную среду Python той же версии, что и virtualenv, установленный по пути venv. У инструмента командной строки есть довольно много флагов: </text:span><text:a xlink:type="simple" xlink:href="https://virtualenv.pypa.io/en/latest/cli_interface.html#cli-flags" text:style-name="Internet_20_link" text:visited-style-name="Visited_20_Internet_20_Link"><text:span text:style-name="T1">https://virtualenv.pypa.io/en/latest/cli_interface.html#cli-flags</text:span></text:a><text:span text:style-name="T1">. </text:span><text:span text:style-name="T68">Не полезу пока не приперло.</text:span></text:p>
      <text:p text:style-name="P64">Активируем </text:p>
      <text:p text:style-name="_3c_code_3e_">source venv/bin/activate</text:p>
      <text:p text:style-name="_3c_samp_3e_">(venv) selenium@s20:~$ </text:p>
      <text:p text:style-name="_3c_div_3e_"><text:span text:style-name="T1">Там есть </text:span><text:span text:style-name="_3c_strong_3e_">pip3</text:span><text:span text:style-name="T1">. </text:span>Это приятный бонус.</text:p>
      <text:p text:style-name="_3c_h4_3e_">mysql-connector-python, selenium</text:p>
      <text:p text:style-name="_3c_code_3e_">pip3 install mysql-connector-python</text:p>
      <text:p text:style-name="_3c_code_3e_"><text:span text:style-name="T1">pip3 install s</text:span><text:span text:style-name="T51">elenium</text:span></text:p>
      <text:p text:style-name="_3c_h4_3e_">geckodriver</text:p>
      <text:p text:style-name="P46"><text:span text:style-name="T1">кинуть драйвер geckodriver в папку </text:span><text:span text:style-name="_3c_strong_3e_">/driver</text:span></text:p>
      <text:p text:style-name="_3c_h4_3e_">FireFox</text:p>
      <text:p text:style-name="P64">распаковать пакет FireFox в домашнюю папку</text:p>
      <text:p text:style-name="_3c_code_3e_">tar xvjf firefox-85.0.tar.bz2</text:p>
      <text:p text:style-name="P49">Пробуем. <text:span text:style-name="T69">Ошибка. Простозапускаю</text:span></text:p>
      <text:p text:style-name="_3c_code_3e_"><text:s/>firefox/firefox</text:p>
      <text:p text:style-name="_3c_samp_3e_">XPCOMGlueLoad error for file /home/selenium/firefox/libmozgtk.so:</text:p>
      <text:p text:style-name="_3c_samp_3e_">libgtk-3.so.0: cannot open shared object file: No such file or directory</text:p>
      <text:p text:style-name="_3c_samp_3e_">Couldn't load XPCOM.</text:p>
      <text:p text:style-name="P50">Гуглю. Нет модуля gtk3 (кроссплатформенная библиотека элементов интерфейса)</text:p>
      <text:p text:style-name="P50">Проверяем на наличие</text:p>
      <text:p text:style-name="P34">apt info packagekit-gtk3-module</text:p>
      <text:p text:style-name="_3c_samp_3e_">N: Unable to locate package gtk3</text:p>
      <text:p text:style-name="_3c_samp_3e_">N: Unable to locate package gtk3</text:p>
      <text:p text:style-name="_3c_samp_3e_">E: No packages found</text:p>
      <text:p text:style-name="P50">проверим</text:p>
      <text:p text:style-name="_3c_code_3e_">apt-get install packagekit-gtk3-module</text:p>
      <text:p text:style-name="P55"><text:span text:style-name="T39">Засад в следующем. </text:span><text:span text:style-name="T55">FireFox </text:span><text:span text:style-name="T39">при установке подтягивает кучу необходимых пакетов. И есть подозрения, что эти пакеты должны правильно быть устанвленны в системе, а не в папку пользователя.</text:span></text:p>
      <text:p text:style-name="P61">Это плохо.</text:p>
      <text:p text:style-name="_3c_h4_3e_">Вариант 2</text:p>
      <text:p text:style-name="P51">Ставим пакет</text:p>
      <text:p text:style-name="_3c_code_3e_">sudo apt-get install xvfb</text:p>
      <text:p text:style-name="_3c_code_3e_">pip install xvfbwrapper</text:p>
      <text:p text:style-name="P51">Изменяем код</text:p>
      <text:p text:style-name="_3c_code_3e_">from xvfbwrapper import Xvfb</text:p>
      <text:p text:style-name="_3c_code_3e_"/>
      <text:p text:style-name="_3c_code_3e_">vdisplay = Xvfb()</text:p>
      <text:p text:style-name="_3c_code_3e_">vdisplay.start()</text:p>
      <text:p text:style-name="_3c_code_3e_"><text:soft-page-break/>driver = webdriver.Firefox(executable_path=path_to_gechodriver) </text:p>
      <text:p text:style-name="_3c_code_3e_">vdisplay.stop()</text:p>
      <text:p text:style-name="P52">Готовим чистую машину, поскольку загадил скрвер установками.</text:p>
      <text:p text:style-name="P50"/>
      <text:p text:style-name="_5f_heading_5f_middle_5f_2">Как установить <text:span text:style-name="T1">pip?</text:span></text:p>
      <text:p text:style-name="P33"><text:span text:style-name="T6">Утилита PIP не поставляется в Ubuntu по умолчанию. </text:span><text:span text:style-name="T36">Через </text:span><text:span text:style-name="T52">sudo</text:span></text:p>
      <text:p text:style-name="_5f_code">sudo apt install python3-pip</text:p>
      <text:p text:style-name="_5f_code">pip3 --version</text:p>
      <text:p text:style-name="_5f_out">pip 20.0.2 from /usr/lib/python3/dist-packages/pip (python 3.8)</text:p>
      <text:p text:style-name="P56">Если прав нет, смотри главу выше</text:p>
      <text:p text:style-name="_5f_heading_5f_top">НАСТРОЙКА SELENIUM И SYSTEMD В XVFB</text:p>
      <text:p text:style-name="P17">Если вы захотите запускать Selenium на сервере без графического интерфейса, то вам понадобится виртуальный фреймбуфер xvfb. Для этого сначала установите эту утилиту:</text:p>
      <text:p text:style-name="_5f_code">sudo apt install xvfb</text:p>
      <text:p text:style-name="P17">Далее создадим файл сервиса для запуска xvfb:</text:p>
      <text:p text:style-name="P18">Не прокатит!!! Нужно лезть в систему. На хостинге не проканает.</text:p>
      <text:p text:style-name="P17"/>
      <text:p text:style-name="P17"/>
      <text:p text:style-name="P17">Затем делаем файл сервиса для Selenium:</text:p>
      <text:p text:style-name="P17"/>
      <text:p text:style-name="P16">2. устранить все ошибки</text:p>
      <text:p text:style-name="P26"><text:span text:style-name="T11">3. чтобы работало </text:span><text:span text:style-name="T24">в безголовом режиме</text:span></text:p>
      <text:p text:style-name="_5f_code">from selenium.webdriver.firefox.options import Options</text:p>
      <text:p text:style-name="_5f_code">…</text:p>
      <text:p text:style-name="_5f_code"># для запуска без окна FireFox</text:p>
      <text:p text:style-name="_5f_code">options = Options()</text:p>
      <text:p text:style-name="_5f_code">options.headless = True</text:p>
      <text:p text:style-name="_5f_code">driver = webdriver.Firefox(executable_path=path_to_gechodriver,options=options) </text:p>
      <text:p text:style-name="_5f_text"><text:span text:style-name="T24">Пример:</text:span><text:span text:style-name="T12">В </text:span><text:span text:style-name="T24">программе поправил. В линукс скопировал файл, а обратно хрен ) </text:span><text:span text:style-name="T25">Сука, он исцез при перетаскивании. А В винде не появился. </text:span><text:span text:style-name="T26">Копируем текстовые строки. А по файлам </text:span><text:span text:style-name="T45">FTP </text:span><text:span text:style-name="T26">рулит.</text:span></text:p>
      <text:p text:style-name="P27"/>
      <text:p text:style-name="P6">4. Чтобы работало на сервере.</text:p>
      <text:p text:style-name="P6">Вопрос серьезный поскольку сервер на хостинге ограничивакт пользователейю Поэтому очень внимательно. </text:p>
      <text:p text:style-name="P6">Берём чистый сервер.</text:p>
      <text:p text:style-name="_5f_text">Пользователь смертный</text:p>
      <text:p text:style-name="_5f_code"><text:span text:style-name="T9">sudo adduser </text:span><text:span text:style-name="T1">selenium</text:span></text:p>
      <text:p text:style-name="_5f_text"><text:span text:style-name="T27">версия </text:span><text:span text:style-name="T46">pytho</text:span><text:span text:style-name="T1">n</text:span></text:p>
      <text:p text:style-name="P4">python3 --version</text:p>
      <text:p text:style-name="_5f_text">Запускаем</text:p>
      <text:p text:style-name="P4">python3 usaff_linux.py</text:p>
      <text:p text:style-name="_5f_out"><text:soft-page-break/>Traceback (most recent call last):</text:p>
      <text:p text:style-name="_5f_out"><text:s text:c="2"/>File "usaff_linux.py", line 13, in &lt;module&gt;</text:p>
      <text:p text:style-name="_5f_out"><text:s text:c="4"/>import mysql.connector</text:p>
      <text:p text:style-name="_5f_out">ModuleNotFoundError: No module named 'mysql'</text:p>
      <text:p text:style-name="P21"/>
      <text:p text:style-name="P21"/>
      <text:p text:style-name="P21"/>
      <text:p text:style-name="P19">Проблема на сервере нет <text:span text:style-name="T1">Ffox. </text:span>Как его установить и как запустить без экрана.</text:p>
      <text:p text:style-name="_3c_h1_3e_">Как запустить Selenium в Xvfb?</text:p>
      <text:p text:style-name="_3c_div_3e_">Вы можете использовать PyVirtualDisplay (оболочку Python для Xvfb) для выполнения тестов без головы WebDriver.</text:p>
      <text:p text:style-name="_3c_code_3e_">#!/usr/bin/env python</text:p>
      <text:p text:style-name="_3c_code_3e_">from pyvirtualdisplay import Display</text:p>
      <text:p text:style-name="_3c_code_3e_">from selenium import webdriver</text:p>
      <text:p text:style-name="_3c_code_3e_">display = Display(visible=0, size=(800, 600))</text:p>
      <text:p text:style-name="_3c_code_3e_">display.start()</text:p>
      <text:p text:style-name="_3c_code_3e_"># now Firefox will run in a virtual display. </text:p>
      <text:p text:style-name="_3c_code_3e_"># you will not see the browser.</text:p>
      <text:p text:style-name="_3c_code_3e_">browser = webdriver.Firefox()</text:p>
      <text:p text:style-name="_3c_code_3e_">browser.get('http://www.google.com')</text:p>
      <text:p text:style-name="_3c_code_3e_">print browser.title</text:p>
      <text:p text:style-name="_3c_code_3e_">browser.quit()</text:p>
      <text:p text:style-name="_3c_code_3e_">display.stop()</text:p>
      <text:p text:style-name="_3c_div_3e_">Вы также можете использовать xvfbwrapper, который является аналогичным модулем (но не имеет внешних зависимостей):</text:p>
      <text:p text:style-name="_3c_code_3e_">from xvfbwrapper import Xvfb</text:p>
      <text:p text:style-name="_3c_code_3e_">vdisplay = Xvfb()</text:p>
      <text:p text:style-name="_3c_code_3e_">vdisplay.start()</text:p>
      <text:p text:style-name="_3c_code_3e_"># launch stuff inside virtual display here</text:p>
      <text:p text:style-name="_3c_code_3e_">vdisplay.stop()</text:p>
      <text:p text:style-name="_3c_div_3e_">или еще лучше, используйте его в качестве контекстного менеджера:</text:p>
      <text:p text:style-name="_3c_code_3e_">from xvfbwrapper import Xvfb</text:p>
      <text:p text:style-name="_3c_code_3e_">with Xvfb() as xvfb:</text:p>
      <text:p text:style-name="_3c_code_3e_"><text:s text:c="4"/># launch stuff inside virtual display here.</text:p>
      <text:p text:style-name="_3c_code_3e_"><text:s text:c="4"/># It starts/stops in this code block.</text:p>
      <text:p text:style-name="P30">pip install xvfbwrapper</text:p>
      <text:p text:style-name="P30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Жирный" style:font-family-generic="swiss" style:font-pitch="variable"/>
    <style:font-face style:name="Bebas Neue Pro1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1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_5f_out" style:display-name="_out" style:family="paragraph" style:parent-style-name="_5f_code">
      <loext:graphic-properties draw:fill="solid" draw:fill-color="#fff5ce"/>
      <style:paragraph-properties fo:background-color="#fff5ce"/>
    </style:style>
    <style:style style:name="_3c_div_3e_" style:display-name="&lt;div&gt;" style:family="paragraph" style:parent-style-name="_3c_p_3e_" style:master-page-name="">
      <style:paragraph-properties fo:margin-left="0cm" fo:margin-right="0cm" fo:margin-top="0.101cm" fo:margin-bottom="0.101cm" style:contextual-spacing="false" fo:line-height="0.45cm" fo:hyphenation-ladder-count="no-limit" fo:text-indent="0cm" style:auto-text-indent="false" style:page-number="auto"/>
      <style:text-properties fo:language="zxx" fo:country="none" fo:hyphenate="true" fo:hyphenation-remain-char-count="2" fo:hyphenation-push-char-count="2" loext:hyphenation-no-caps="false"/>
    </style:style>
    <style:style style:name="_3c_code_3e_" style:display-name="&lt;code&gt;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8pt" fo:language="zxx" fo:country="none" fo:font-weight="normal"/>
    </style:style>
    <style:style style:name="_3c_p_3e_" style:display-name="&lt;p&gt;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3c_h1_3e_" style:display-name="&lt;h1&gt;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1" fo:font-family="'Bebas Neue Pro'" style:font-style-name="Обычный" style:font-family-generic="swiss" style:font-pitch="variable" fo:font-size="20pt"/>
    </style:style>
    <style:style style:name="_3c_h2_3e_" style:display-name="&lt;h2&gt;" style:family="paragraph" style:parent-style-name="_3c_h1_3e_">
      <style:text-properties fo:font-variant="normal" fo:text-transform="none" fo:font-size="18pt"/>
    </style:style>
    <style:style style:name="_3c_h3_3e_" style:display-name="&lt;h3&gt;" style:family="paragraph" style:parent-style-name="_3c_h2_3e_">
      <style:text-properties fo:font-size="16pt"/>
    </style:style>
    <style:style style:name="_3c_h4_3e_" style:display-name="&lt;h4&gt;" style:family="paragraph" style:parent-style-name="_3c_h3_3e_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" fo:font-family="'Bebas Neue Pro'" style:font-style-name="Жирный" style:font-family-generic="swiss" style:font-pitch="variable" fo:font-size="15pt" fo:font-weight="normal"/>
    </style:style>
    <style:style style:name="_3c_li_3e_" style:display-name="&lt;li&gt;" style:family="paragraph" style:parent-style-name="_3c_p_3e_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_3c_mark_3e_" style:display-name="&lt;mark&gt;" style:family="paragraph" style:parent-style-name="_3c_div_3e_" style:master-page-name="">
      <style:paragraph-properties style:page-number="auto" fo:padding-left="0.199cm" fo:padding-right="0.199cm" fo:padding-top="0.049cm" fo:padding-bottom="0.049cm" fo:border="1.25pt solid #81d41a"/>
    </style:style>
    <style:style style:name="_3c_samp_3e_" style:display-name="&lt;samp&gt;" style:family="paragraph" style:parent-style-name="_3c_code_3e_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_3c_strong_3e_" style:display-name="&lt;strong&gt;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4T00:43:39.724000000</dc:date>
    <meta:editing-duration>PT17H28M26S</meta:editing-duration>
    <meta:editing-cycles>119</meta:editing-cycles>
    <meta:document-statistic meta:table-count="0" meta:image-count="0" meta:object-count="0" meta:page-count="7" meta:paragraph-count="237" meta:word-count="1349" meta:character-count="10571" meta:non-whitespace-character-count="9364"/>
  </office:meta>
</office:document-meta>
</file>